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rsid="000729ca" officeooo:paragraph-rsid="0007e0d7"/>
    </style:style>
    <style:style style:name="P2" style:family="paragraph" style:parent-style-name="Standard">
      <style:text-properties style:font-name="Instrument Serif" officeooo:rsid="000ed901" officeooo:paragraph-rsid="0007e0d7"/>
    </style:style>
    <style:style style:name="P3" style:family="paragraph" style:parent-style-name="Standard">
      <style:text-properties style:font-name="Instrument Serif" officeooo:rsid="00112e70" officeooo:paragraph-rsid="00112e70"/>
    </style:style>
    <style:style style:name="T1" style:family="text">
      <style:text-properties officeooo:rsid="00112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ergy Secretary Chris Write,</text:p>
      <text:p text:style-name="P1"/>
      <text:p text:style-name="P2">NIST-F1 was super good enough but NIST-F2 is super great to have. Apparently there is a desire to refine the second further some way. Good ole all natural caesium has 9192631770 shakes according to NIST data. The Rydberg constant certainly being 109737315681 has 11 times the absolute integer value, it's a bigger longer number. I wouldn’t want to waste a second thinking about such faff, it takes about a second to look at something and fire a solution. It would be better to redefine the second as 9192631776 shakes to honor the forefathers or to 9192631760 so that it is a multiple of 26, thus in the calculation 35356276*26*10+10 can be simplified to 35356276*260 and thus 8839069*40*26. That said though I think it better, I would make a motion table in committee, or second one.</text:p>
      <text:p text:style-name="P2"/>
      <text:p text:style-name="P2">Perhaps all the king's horses and all the king's men could not converge on a second in 100 million years. <text:span text:style-name="T1">Consider how the metric </text:span>meter <text:span text:style-name="T1">was done </text:span>wrong, it's too short, the polar circumference is supposed to be 40 million meters, someone messed up and everyone agreed to keep messing up. Our science is b<text:span text:style-name="T1">a</text:span>roque <text:span text:style-name="T1">101</text:span>, I’m onto rococo, but maybe we need ikea. Anyway a naive Mission interpretation of how to, uhm, get all of our science information database files from institutionalized standards to hook up and stuff, yeah that will be one of the first or second misstakes.</text:p>
      <text:p text:style-name="P2"/>
      <text:p text:style-name="P3">David Richa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30T12:27:39.302433117</meta:creation-date>
    <dc:title>template</dc:title>
    <meta:editing-duration>PT14M7S</meta:editing-duration>
    <meta:editing-cycles>4</meta:editing-cycles>
    <meta:generator>LibreOffice/25.8.2.2$Linux_X86_64 LibreOffice_project/580$Build-2</meta:generator>
    <dc:date>2025-11-30T14:00:40.682699866</dc:date>
    <meta:document-statistic meta:table-count="0" meta:image-count="0" meta:object-count="0" meta:page-count="1" meta:paragraph-count="4" meta:word-count="241" meta:character-count="1397" meta:non-whitespace-character-count="1160"/>
    <meta:template xlink:type="simple" xlink:actuate="onRequest" xlink:title="template" xlink:href="../../../../../.config/libreoffice/4/user/template/template.ott" meta:date="2025-11-30T12:27:38.974600043"/>
  </office:meta>
</office:document-meta>
</file>